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00fa1" officeooo:paragraph-rsid="00000fa1"/>
    </style:style>
    <style:style style:name="P2" style:family="paragraph" style:parent-style-name="Standard">
      <style:text-properties officeooo:rsid="0000f147" officeooo:paragraph-rsid="0000f147"/>
    </style:style>
    <style:style style:name="P3" style:family="paragraph" style:parent-style-name="Standard">
      <style:text-properties officeooo:rsid="0003c672" officeooo:paragraph-rsid="0003c672"/>
    </style:style>
    <style:style style:name="T1" style:family="text">
      <style:text-properties officeooo:rsid="00054c97"/>
    </style:style>
    <style:style style:name="T2" style:family="text">
      <style:text-properties officeooo:rsid="000601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der the capacitors. These are ceramic capacitors with a capacitance of 1uF. C1, C2, C5, C3, C4, and C8 are designated on the board on the silkscreen.</text:p>
      <text:p text:style-name="P1"/>
      <text:p text:style-name="P1">Solder C6 and C7 these are 22pF capacitors used as loading capacitors for the crystal oscillator circuit.</text:p>
      <text:p text:style-name="P1"/>
      <text:p text:style-name="P1">Solder R1 and R2 these are 1K Ohm resistors uses as current limiting resistors on the USB to Serial circuit. These prevent excessive current from flowing if the RX and TX pins of the board are connected to an external circuit while programming the board.</text:p>
      <text:p text:style-name="P1"/>
      <text:p text:style-name="P1">Solder R3. This is a 10K Ohm resistor used as a pullup resistor for the reset pin on the microcontroller. The reset pin is active low meaning that when the pin is at or near 0V, the microcontroller will reset. The pullup resistor prevents this from happening unless we intentionally drive this pin low with the reset button.</text:p>
      <text:p text:style-name="P1"/>
      <text:p text:style-name="P1">Solder R4. R4 is a current limiting resistor for the LED connected to pin 13.</text:p>
      <text:p text:style-name="P1"/>
      <text:p text:style-name="P1">Solder D1 paying close attention to the white stripe on the diode which lines up with the white stripe on the board. D1 is a Schottky diode, a diode with a low forward voltage (typically 0.3V). This diode protects the USB circuit from feeding powre back into the computer it is connected to while having a low forward voltage so the nominal 5V from USB will become 4.7V due to the 0.3V drop of D1.</text:p>
      <text:p text:style-name="P1"/>
      <text:p text:style-name="P1">Solder D2 paying close attention to the flat spot on the side of the LED which lines up with the flat spot on the board.</text:p>
      <text:p text:style-name="P1"/>
      <text:p text:style-name="P2">Solder U1. Bend the leads of U1 at a 90 degree angle where the legs get wider as shown below. Then solder U1 flat against the board as shown. U1 is a 5V linear regulator that regulates the incoming voltage from the barrel jack to 5V as long as the input voltage is greater than 5V by some margin.</text:p>
      <text:p text:style-name="P2"/>
      <text:p text:style-name="P2">Solder U4. U4 is a 3.3V linear regulator much like U1. However, U4 is a physically smaller package than U1. This is because U4 is rated for a lower output current: 300mA max compared to U1: 1000mA max.</text:p>
      <text:p text:style-name="P2"/>
      <text:p text:style-name="P2">Solder Y1. Y1 is a 16MHz crystal. Together with C6, C7, and the crystal driver circuit internal to the microcontroller, a clock with a frequency of 16MHz is created.</text:p>
      <text:p text:style-name="P2"/>
      <text:p text:style-name="P2">Solder SW1. This is the switch that resets the microcontroller by pulling the reset pin on the microcontroller to 0V. </text:p>
      <text:p text:style-name="P2"/>
      <text:p text:style-name="P2">Solder the socket for U2. This is the socket for the USB to Serial adapter. Note the notch on the socket that lines up with the marking on the board. Sockets are sometimes used for DIP (dual inline package) components because they allow you to insert the part after soldering preventing thermal stressing the part. Also, if the part ever gets damaged or needs to be replaced, it is easy to do so.</text:p>
      <text:p text:style-name="P2"/>
      <text:p text:style-name="P2">Solder the socket for U3. This is the socket for the microcontroller. Once again, note the notch on the socket that lines up with the marking on the board. </text:p>
      <text:p text:style-name="P2"/>
      <text:p text:style-name="P2">Solder P1. P1 is the USB type B connector. </text:p>
      <text:p text:style-name="P2"/>
      <text:p text:style-name="P2">Solder P2. P2 is the barrel jack connector.</text:p>
      <text:p text:style-name="P2"><text:soft-page-break/>Solder the Arduino style pin headers to the board as shown below. Be careful to make sure that the headers are soldered straight.</text:p>
      <text:p text:style-name="P2"/>
      <text:p text:style-name="P3">Great! You are done soldering your very own MAKIT-THT Soldering Kit. Next, you will want to use a soft <text:span text:style-name="T1">b</text:span>ristled brush, paper towels, and 91% or greater Isoprop<text:span text:style-name="T2">y</text:span>l <text:span text:style-name="T1">Alcohol</text:span> to clean the flux residue ledt from the soldering process off of the board.</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8:48:35.759860117</meta:creation-date>
    <dc:date>2018-10-22T09:12:42.260967147</dc:date>
    <meta:editing-duration>PT24M4S</meta:editing-duration>
    <meta:editing-cycles>5</meta:editing-cycles>
    <meta:generator>LibreOffice/5.2.7.2$Linux_X86_64 LibreOffice_project/20m0$Build-2</meta:generator>
    <meta:document-statistic meta:table-count="0" meta:image-count="0" meta:object-count="0" meta:page-count="2" meta:paragraph-count="17" meta:word-count="593" meta:character-count="3221" meta:non-whitespace-character-count="2642"/>
  </office:meta>
</office:document-meta>
</file>